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819c0" officeooo:paragraph-rsid="001819c0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c6927" officeooo:paragraph-rsid="001c6927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f7d77" officeooo:paragraph-rsid="001f7d77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style:font-name="arial" fo:font-size="11pt" style:text-underline-style="solid" style:text-underline-width="auto" style:text-underline-color="font-color" fo:font-weight="normal" officeooo:rsid="0023eaac" officeooo:paragraph-rsid="0023eaac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daeeb" officeooo:paragraph-rsid="000daeeb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f9d80" officeooo:paragraph-rsid="000f9d80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342a0" officeooo:paragraph-rsid="001342a0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46784" officeooo:paragraph-rsid="00146784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4ddf1" officeooo:paragraph-rsid="0014ddf1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4ddf1" officeooo:paragraph-rsid="00166b39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5956b" officeooo:paragraph-rsid="0015956b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5956b" officeooo:paragraph-rsid="00166b39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66b39" officeooo:paragraph-rsid="00166b39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819c0" officeooo:paragraph-rsid="001819c0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93e20" officeooo:paragraph-rsid="00193e20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c6927" officeooo:paragraph-rsid="001c6927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dbc87" officeooo:paragraph-rsid="001dbc87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f7d77" officeooo:paragraph-rsid="001f7d77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3eaac" officeooo:paragraph-rsid="0023eaac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1735e" officeooo:paragraph-rsid="001f7d77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203e0" officeooo:paragraph-rsid="002203e0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3eaac" officeooo:paragraph-rsid="0023eaac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4e547" officeooo:paragraph-rsid="0024e547" style:font-size-asian="9.60000038146973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56fe9" officeooo:paragraph-rsid="00256fe9" style:font-size-asian="9.60000038146973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56fe9" officeooo:paragraph-rsid="0025bde7" style:font-size-asian="9.60000038146973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72a03" officeooo:paragraph-rsid="00272a03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4pt" fo:font-weight="bold" officeooo:rsid="000c7134" officeooo:paragraph-rsid="000c7134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0daeeb" officeooo:paragraph-rsid="000daeeb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342a0" officeooo:paragraph-rsid="001342a0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46784" officeooo:paragraph-rsid="00146784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 fo:break-before="page"/>
      <style:text-properties style:font-name="arial" fo:font-size="14pt" style:text-underline-style="none" fo:font-weight="bold" officeooo:rsid="0015956b" officeooo:paragraph-rsid="0015956b" style:font-size-asian="12.25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93e20" officeooo:paragraph-rsid="00193e20" style:font-size-asian="12.25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23eaac" officeooo:paragraph-rsid="0023eaac" style:font-size-asian="12.25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4e547" officeooo:paragraph-rsid="0024e547" style:font-size-asian="12.25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203e0" officeooo:paragraph-rsid="002203e0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arial" fo:font-size="11pt" style:text-underline-style="none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style:font-name="arial" fo:font-size="11pt" style:text-underline-style="none" fo:font-weight="normal" officeooo:rsid="000f9d80" officeooo:paragraph-rsid="000f9d80" style:font-size-asian="9.60000038146973pt" style:font-weight-asian="normal" style:font-size-complex="11pt" style:font-weight-complex="normal"/>
    </style:style>
    <style:style style:name="P42" style:family="paragraph" style:parent-style-name="Standard" style:list-style-name="L3">
      <style:paragraph-properties fo:text-align="start" style:justify-single-word="false"/>
      <style:text-properties style:font-name="arial" fo:font-size="11pt" style:text-underline-style="none" fo:font-weight="normal" officeooo:rsid="001342a0" officeooo:paragraph-rsid="001342a0" style:font-size-asian="9.60000038146973pt" style:font-weight-asian="normal" style:font-size-complex="11pt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1819c0" officeooo:paragraph-rsid="001819c0" style:font-size-asian="9.60000038146973pt" style:font-weight-asian="normal" style:font-size-complex="11pt" style:font-weight-complex="normal"/>
    </style:style>
    <style:style style:name="P44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193e20" officeooo:paragraph-rsid="00193e20" style:font-size-asian="9.60000038146973pt" style:font-weight-asian="normal" style:font-size-complex="11pt" style:font-weight-complex="normal"/>
    </style:style>
    <style:style style:name="P45" style:family="paragraph" style:parent-style-name="Standard" style:list-style-name="L5">
      <style:paragraph-properties fo:text-align="start" style:justify-single-word="false"/>
      <style:text-properties style:font-name="arial" fo:font-size="11pt" style:text-underline-style="none" fo:font-weight="normal" officeooo:rsid="001c6927" officeooo:paragraph-rsid="001c6927" style:font-size-asian="9.60000038146973pt" style:font-weight-asian="normal" style:font-size-complex="11pt" style:font-weight-complex="normal"/>
    </style:style>
    <style:style style:name="P46" style:family="paragraph" style:parent-style-name="Standard" style:list-style-name="L5">
      <style:paragraph-properties fo:text-align="start" style:justify-single-word="false"/>
      <style:text-properties style:font-name="arial" fo:font-size="11pt" style:text-underline-style="none" fo:font-weight="normal" officeooo:rsid="001dbc87" officeooo:paragraph-rsid="001dbc87" style:font-size-asian="9.60000038146973pt" style:font-weight-asian="normal" style:font-size-complex="11pt" style:font-weight-complex="normal"/>
    </style:style>
    <style:style style:name="P47" style:family="paragraph" style:parent-style-name="Standard" style:list-style-name="L6">
      <style:paragraph-properties fo:text-align="start" style:justify-single-word="false"/>
      <style:text-properties style:font-name="arial" fo:font-size="11pt" style:text-underline-style="none" fo:font-weight="normal" officeooo:rsid="001f7d77" officeooo:paragraph-rsid="001f7d77" style:font-size-asian="9.60000038146973pt" style:font-weight-asian="normal" style:font-size-complex="11pt" style:font-weight-complex="normal"/>
    </style:style>
    <style:style style:name="P48" style:family="paragraph" style:parent-style-name="Standard" style:list-style-name="L6">
      <style:paragraph-properties fo:text-align="start" style:justify-single-word="false"/>
      <style:text-properties style:font-name="arial" fo:font-size="11pt" style:text-underline-style="none" fo:font-weight="normal" officeooo:rsid="0021735e" officeooo:paragraph-rsid="001f7d77" style:font-size-asian="9.60000038146973pt" style:font-weight-asian="normal" style:font-size-complex="11pt" style:font-weight-complex="normal"/>
    </style:style>
    <style:style style:name="P49" style:family="paragraph" style:parent-style-name="Standard" style:list-style-name="L7">
      <style:paragraph-properties fo:text-align="start" style:justify-single-word="false"/>
      <style:text-properties style:font-name="arial" fo:font-size="11pt" style:text-underline-style="none" fo:font-weight="normal" officeooo:rsid="0023eaac" officeooo:paragraph-rsid="0023eaac" style:font-size-asian="9.60000038146973pt" style:font-weight-asian="normal" style:font-size-complex="11pt" style:font-weight-complex="normal"/>
    </style:style>
    <style:style style:name="P50" style:family="paragraph" style:parent-style-name="Standard" style:list-style-name="L7">
      <style:paragraph-properties fo:text-align="start" style:justify-single-word="false"/>
      <style:text-properties style:font-name="arial" fo:font-size="11pt" fo:font-style="normal" style:text-underline-style="none" fo:font-weight="normal" officeooo:rsid="0023eaac" officeooo:paragraph-rsid="0023eaac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 style:list-style-name="L8">
      <style:paragraph-properties fo:text-align="start" style:justify-single-word="false"/>
      <style:text-properties style:font-name="arial" fo:font-size="11pt" fo:font-style="normal" style:text-underline-style="none" fo:font-weight="normal" officeooo:rsid="00256fe9" officeooo:paragraph-rsid="0025bde7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 style:list-style-name="L8">
      <style:paragraph-properties fo:text-align="start" style:justify-single-word="false"/>
      <style:text-properties style:font-name="arial" fo:font-size="11pt" fo:font-style="normal" style:text-underline-style="none" fo:font-weight="normal" officeooo:rsid="0025bde7" officeooo:paragraph-rsid="0025bde7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 style:list-style-name="L9">
      <style:paragraph-properties fo:text-align="start" style:justify-single-word="false"/>
      <style:text-properties style:font-name="arial" fo:font-size="11pt" fo:font-style="normal" style:text-underline-style="none" fo:font-weight="normal" officeooo:rsid="0025bde7" officeooo:paragraph-rsid="0025bde7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72a03" officeooo:paragraph-rsid="00272a03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4e547" officeooo:paragraph-rsid="0024e547" style:font-size-asian="9.60000038146973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b40a3" officeooo:paragraph-rsid="002b40a3" style:font-size-asian="9.60000038146973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 style:list-style-name="L4">
      <style:paragraph-properties fo:text-align="start" style:justify-single-word="false"/>
      <style:text-properties style:font-name="arial" fo:font-size="14pt" style:text-underline-style="none" fo:font-weight="bold" officeooo:rsid="001819c0" officeooo:paragraph-rsid="001819c0" style:font-size-asian="12.25pt" style:font-weight-asian="bold" style:font-size-complex="14pt" style:font-weight-complex="bold"/>
    </style:style>
    <style:style style:name="P58" style:family="paragraph" style:parent-style-name="Standard" style:list-style-name="L5">
      <style:paragraph-properties fo:text-align="start" style:justify-single-word="false"/>
      <style:text-properties style:font-name="arial" fo:font-size="14pt" style:text-underline-style="none" fo:font-weight="bold" officeooo:rsid="001cf577" officeooo:paragraph-rsid="001cf577" style:font-size-asian="12.25pt" style:font-weight-asian="bold" style:font-size-complex="14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9e2ca" officeooo:paragraph-rsid="0029e2ca" style:font-size-asian="12.25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c7145" officeooo:paragraph-rsid="002c7145" style:font-size-asian="12.25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d3c49" officeooo:paragraph-rsid="002d3c49" style:font-size-asian="12.25pt" style:font-style-asian="normal" style:font-weight-asian="bold" style:font-size-complex="14pt" style:font-style-complex="normal" style:font-weight-complex="bold"/>
    </style:style>
    <style:style style:name="P62" style:family="paragraph" style:parent-style-name="Standard" style:list-style-name="L10">
      <style:paragraph-properties fo:text-align="start" style:justify-single-word="false"/>
      <style:text-properties style:font-name="arial" fo:font-size="14pt" fo:font-style="normal" style:text-underline-style="none" fo:font-weight="bold" officeooo:rsid="002d3c49" officeooo:paragraph-rsid="002d3c49" style:font-size-asian="12.25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dca33" officeooo:paragraph-rsid="002dca33" style:font-size-asian="12.25pt" style:font-style-asian="normal" style:font-weight-asian="bold" style:font-size-complex="14pt" style:font-style-complex="normal" style:font-weight-complex="bold"/>
    </style:style>
    <style:style style:name="P64" style:family="paragraph" style:parent-style-name="Standard" style:list-style-name="L11">
      <style:paragraph-properties fo:text-align="start" style:justify-single-word="false"/>
      <style:text-properties style:font-name="arial" fo:font-size="14pt" fo:font-style="normal" style:text-underline-style="none" fo:font-weight="bold" officeooo:rsid="002dca33" officeooo:paragraph-rsid="002dca33" style:font-size-asian="12.25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paragraph-properties fo:text-align="center" style:justify-single-word="false" fo:break-before="page"/>
      <style:text-properties style:font-name="arial" fo:font-size="26pt" fo:font-style="normal" style:text-underline-style="none" fo:font-weight="normal" officeooo:rsid="00272a03" officeooo:paragraph-rsid="00272a03" style:font-size-asian="22.75pt" style:font-style-asian="normal" style:font-weight-asian="normal" style:font-size-complex="26pt" style:font-style-complex="normal" style:font-weight-complex="normal"/>
    </style:style>
    <style:style style:name="P66" style:family="paragraph" style:parent-style-name="Standard">
      <style:paragraph-properties fo:text-align="center" style:justify-single-word="false"/>
      <style:text-properties style:font-name="arial" fo:font-size="26pt" fo:font-style="normal" style:text-underline-style="none" fo:font-weight="normal" officeooo:rsid="00272a03" officeooo:paragraph-rsid="00272a03" style:font-size-asian="22.75pt" style:font-style-asian="normal" style:font-weight-asian="normal" style:font-size-complex="26pt" style:font-style-complex="normal" style:font-weight-complex="normal"/>
    </style:style>
    <style:style style:name="P67" style:family="paragraph" style:parent-style-name="Standard" style:list-style-name="L6">
      <style:paragraph-properties fo:text-align="start" style:justify-single-word="false"/>
      <style:text-properties officeooo:paragraph-rsid="001f7d77"/>
    </style:style>
    <style:style style:name="T1" style:family="text">
      <style:text-properties officeooo:rsid="000daeeb"/>
    </style:style>
    <style:style style:name="T2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3" style:family="text">
      <style:text-properties fo:font-size="11pt" fo:font-weight="normal" officeooo:rsid="00193e20" style:font-size-asian="9.60000038146973pt" style:font-weight-asian="normal" style:font-size-complex="11pt" style:font-weight-complex="normal"/>
    </style:style>
    <style:style style:name="T4" style:family="text">
      <style:text-properties fo:font-size="11pt" fo:font-weight="normal" officeooo:rsid="001a4504" style:font-size-asian="9.60000038146973pt" style:font-weight-asian="normal" style:font-size-complex="11pt" style:font-weight-complex="normal"/>
    </style:style>
    <style:style style:name="T5" style:family="text">
      <style:text-properties fo:font-size="11pt" fo:font-weight="normal" officeooo:rsid="001dbc87" style:font-size-asian="9.60000038146973pt" style:font-weight-asian="normal" style:font-size-complex="11pt" style:font-weight-complex="normal"/>
    </style:style>
    <style:style style:name="T6" style:family="text">
      <style:text-properties fo:font-size="11pt" style:font-size-asian="9.60000038146973pt" style:font-size-complex="11pt"/>
    </style:style>
    <style:style style:name="T7" style:family="text">
      <style:text-properties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8" style:family="text">
      <style:text-properties officeooo:rsid="00166b39"/>
    </style:style>
    <style:style style:name="T9" style:family="text">
      <style:text-properties officeooo:rsid="001f7d77"/>
    </style:style>
    <style:style style:name="T10" style:family="text">
      <style:text-properties style:font-name="arial" fo:font-size="11pt" style:text-underline-style="none" fo:font-weight="normal" officeooo:rsid="001f7d77" style:font-size-asian="9.60000038146973pt" style:font-weight-asian="normal" style:font-size-complex="11pt" style:font-weight-complex="normal"/>
    </style:style>
    <style:style style:name="T11" style:family="text">
      <style:text-properties style:font-name="arial" fo:font-size="11pt" style:text-underline-style="none" fo:font-weight="normal" officeooo:rsid="0021735e" style:font-size-asian="9.60000038146973pt" style:font-weight-asian="normal" style:font-size-complex="11pt" style:font-weight-complex="normal"/>
    </style:style>
    <style:style style:name="T12" style:family="text">
      <style:text-properties style:font-name="arial" fo:font-size="11pt" fo:font-weight="normal" style:font-size-asian="9.60000038146973pt" style:font-weight-asian="normal" style:font-size-complex="11pt" style:font-weight-complex="normal"/>
    </style:style>
    <style:style style:name="T13" style:family="text">
      <style:text-properties style:font-name="arial" fo:font-size="11pt" fo:font-weight="normal" officeooo:rsid="0021735e" style:font-size-asian="9.60000038146973pt" style:font-weight-asian="normal" style:font-size-complex="11pt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officeooo:rsid="0025bde7"/>
    </style:style>
    <style:style style:name="T17" style:family="text">
      <style:text-properties officeooo:rsid="00272a03"/>
    </style:style>
    <style:style style:name="T18" style:family="text">
      <style:text-properties officeooo:rsid="0029e2ca"/>
    </style:style>
    <style:style style:name="T19" style:family="text">
      <style:text-properties officeooo:rsid="002b40a3"/>
    </style:style>
    <style:style style:name="T2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ón al sistema operativo</text:p>
      <text:p text:style-name="P1">GNU/Linux</text:p>
      <text:p text:style-name="P1"/>
      <text:p text:style-name="P31"><text:span text:style-name="T1">1.- </text:span>¿Que es Linux?</text:p>
      <text:p text:style-name="P2"/>
      <text:p text:style-name="P2">Linux es un sistema operativo de gran difusión y Libre de distribución. Permite trabajar en modo monopuesto o en modo red, permitiendo al usuario iniciar sesión localmente o en forma remota.</text:p>
      <text:p text:style-name="P2">Se puede instalar en gran variedad de plataformas hardware.</text:p>
      <text:p text:style-name="P2"/>
      <text:p text:style-name="P3">Componentes principales</text:p>
      <text:list xml:id="list3812553249" text:style-name="L1">
        <text:list-item>
          <text:p text:style-name="P40">Shell: Sirve para introducir ordenes, ejecutar programas…</text:p>
        </text:list-item>
        <text:list-item>
          <text:p text:style-name="P40">Nucleo: Es la parte que interactúa con el hardware.</text:p>
        </text:list-item>
      </text:list>
      <text:p text:style-name="P8"/>
      <text:p text:style-name="P8"/>
      <text:p text:style-name="P32">2.- El shell de Linux</text:p>
      <text:p text:style-name="P9"/>
      <text:p text:style-name="P10">Interactuamos con el sistema a través del Terminal, al terminal de Linux lo llamamos Shell. Hay diferentes distribuciones.</text:p>
      <text:list xml:id="list2967343154" text:style-name="L2">
        <text:list-item>
          <text:p text:style-name="P41">Shell Bourne (sh): El más utilizado.</text:p>
        </text:list-item>
        <text:list-item>
          <text:p text:style-name="P41">C-Shell (csh): Ofrece grandes características para programadores en C</text:p>
        </text:list-item>
        <text:list-item>
          <text:p text:style-name="P41">Shell Korn (KSh): Con características ampliadas de programación.</text:p>
        </text:list-item>
        <text:list-item>
          <text:p text:style-name="P41">Bourne Again Shell (Bash): Incorporado con Ubuntu, compatible con el shell sh.</text:p>
        </text:list-item>
      </text:list>
      <text:p text:style-name="P10"/>
      <text:p text:style-name="P33">3.- Ordenes básicas de Linux</text:p>
      <text:p text:style-name="P11"/>
      <text:p text:style-name="P11">Las ordenes son programas que están almacenados en el sistema de archivos. Al principio Linux usaba la ejecución de ordenes en entorno de comandos. Emplean el siguiente formato:</text:p>
      <text:list xml:id="list1404446233" text:style-name="L3">
        <text:list-item>
          <text:p text:style-name="P42">Orden: Acción a realizar</text:p>
        </text:list-item>
        <text:list-item>
          <text:p text:style-name="P42">Opciones: Se introducen seguidas del carácter - </text:p>
        </text:list-item>
        <text:list-item>
          <text:p text:style-name="P42">Argumentos: Puede ser un archivo, documento, u otra información.</text:p>
        </text:list-item>
      </text:list>
      <text:p text:style-name="P12">Primero introduciremos la orden, ………..</text:p>
      <text:p text:style-name="P12"/>
      <text:p text:style-name="P34">4.- Directorios y carpetas de Linux</text:p>
      <text:p text:style-name="P12"/>
      <text:p text:style-name="P12">Un directorio es un tipo de archivo que almacena información a cerca de los archivos y directorios que contiene. Tienen características que los clasifican y ubican en un sistema de archivos.</text:p>
      <text:p text:style-name="P12"/>
      <text:p text:style-name="P14">Pueden emplear casi cualquier carácter a excepción de la /. Difiere entre mayúsculas y minúsculas <text:span text:style-name="T8">también admite nombres largos</text:span>. </text:p>
      <text:p text:style-name="P16">Las operaciones con carpetas son las mismas que en Windows.</text:p>
      <text:p text:style-name="P13"/>
      <text:p text:style-name="P15">La estructura de directorios y archivos emplea una jerarquía en árbol. No hay límite de archivos y directorios a crear dentro de un directorio.</text:p>
      <text:p text:style-name="P13"/>
      <text:p text:style-name="P35">5.- Sistema de archivos en Linux</text:p>
      <text:p text:style-name="P15"/>
      <text:p text:style-name="P17">Es el modo en que SO organiza los archivos del dispositivo de almacenamiento. En Linux posee una estructura jerárquica en forma de árbol. El directorio principal es la raíz “ / “ y desde ella crece toda la estructura del sistema.</text:p>
      <text:p text:style-name="P17"/>
      <text:p text:style-name="P4">Características del sistema de archivos</text:p>
      <text:p text:style-name="P18"/>
      <text:p text:style-name="P18">E<text:span text:style-name="T9">l</text:span> sistema de archivos permite al usuario crear, borrar y acceder a los archivos sin necesidad de saber el lugar exacto en el que se encuentran.</text:p>
      <text:p text:style-name="P18">No tiene unidades físicas, sino ficheros que hacen referencias a ellas.</text:p>
      <text:p text:style-name="P18">El sistema de archivos consta de varias partes importantes:</text:p>
      <text:list xml:id="list3085907482" text:style-name="L4">
        <text:list-item>
          <text:p text:style-name="P43">Bloque de carga: Está reservado para almacenar un programa que utiliza el sistema para gestionar el resto de las partes del SO</text:p>
        </text:list-item>
        <text:list-item>
          <text:p text:style-name="P43">Superbloque: Contiene información sobre el sistema de archivos.</text:p>
        </text:list-item>
        <text:list-item>
          <text:p text:style-name="P57"><text:span text:style-name="T2">Tabla de i-nodos: </text:span><text:span text:style-name="T3">Cada archivo tiene asociado un elemento en esta tabla con un número que identifica la ubicación del archivo dentro del área de datos.</text:span></text:p>
        </text:list-item>
        <text:list-item>
          <text:p text:style-name="P44">Área de datos: Ocupa el resto del disco y es donde se almacenan ficheros y directorios.</text:p>
        </text:list-item>
      </text:list>
      <text:p text:style-name="P36"><text:span text:style-name="T2">En Linux cada bloque tiene 512KB o múltiplos de 512. En el sistema de </text:span><text:span text:style-name="T4">ficheros</text:span><text:span text:style-name="T2"> ext4 la parte más importante es el bloque.</text:span></text:p>
      <text:p text:style-name="P19"/>
      <text:p text:style-name="P5">Tipos de sistemas de archivos en Linux</text:p>
      <text:p text:style-name="P20"/>
      <text:p text:style-name="P20">Linux soporta una gran variedad de sistema de ficheros:</text:p>
      <text:list xml:id="list3574496377" text:style-name="L5">
        <text:list-item>
          <text:p text:style-name="P45">FAT32: Sistema tradicional de MS-DOS</text:p>
        </text:list-item>
        <text:list-item>
          <text:p text:style-name="P45">NTFS: Usado por Windows, Linux solo lo recomienda para lectura por ser privativo.</text:p>
        </text:list-item>
        <text:list-item>
          <text:p text:style-name="P45">ext3: Versión mejorada de ext2 con previsión de perdida de datos por fallo del disco por apagones. Imposible recuperar datos borrados.</text:p>
        </text:list-item>
        <text:list-item>
          <text:p text:style-name="P45">ext4: Implementa mejoras respecto a ext3:</text:p>
          <text:list>
            <text:list-item>
              <text:p text:style-name="P45">Mayor tasa de transferencia y mejor rendimiento</text:p>
            </text:list-item>
            <text:list-item>
              <text:p text:style-name="P45">Sistema de ficheros de mayor tamaño.</text:p>
            </text:list-item>
            <text:list-item>
              <text:p text:style-name="P45">Más de 32k de subdirectorios.</text:p>
            </text:list-item>
            <text:list-item>
              <text:p text:style-name="P45">Apenas se fragmenta, pero añade soporte para fragmentación.</text:p>
            </text:list-item>
            <text:list-item>
              <text:p text:style-name="P58"><text:span text:style-name="T2">Posee herramienta para recuperar archivos borrados. </text:span><text:span text:style-name="T5">(undelete)</text:span></text:p>
            </text:list-item>
          </text:list>
        </text:list-item>
        <text:list-item>
          <text:p text:style-name="P46">ReiserFS: Gestiona archivos pequeños eficientemente y permite journaling.</text:p>
        </text:list-item>
        <text:list-item>
          <text:p text:style-name="P46">swap: Sistema de archivos para la zona de intercambio. Partición empleada para cargar programas y no saturar la memoria ram.</text:p>
        </text:list-item>
      </text:list>
      <text:p text:style-name="P21"/>
      <text:p text:style-name="P6">Directorios más importantes de Linux</text:p>
      <text:p text:style-name="P22"/>
      <text:p text:style-name="P22">Directorio raíz ( / ): De le parten todos los directorios del sistema. Los más importantes son:</text:p>
      <text:list xml:id="list1253050925" text:style-name="L6">
        <text:list-item>
          <text:p text:style-name="P47">/bin: Contiene comandos y ficheros lanzables por los usuarios.</text:p>
        </text:list-item>
        <text:list-item>
          <text:p text:style-name="P47">/sbin: Con archivos de configuración del sistema.</text:p>
        </text:list-item>
        <text:list-item>
          <text:p text:style-name="P47">/home: Contiene todos los directorios personales de los miembros del sistema.</text:p>
        </text:list-item>
        <text:list-item>
          <text:p text:style-name="P47">/usr: Contiene utilidades y programas de uso general para los usuarios.</text:p>
        </text:list-item>
        <text:list-item>
          <text:p text:style-name="P47">/dev: Contiene archivos de bloques y caracteres asociados a dispositivos de hardware</text:p>
        </text:list-item>
        <text:list-item>
          <text:p text:style-name="P67"><text:span text:style-name="T10">/</text:span><text:span text:style-name="T11">lib: Contiene librerías y compiladores del sistema.</text:span></text:p>
        </text:list-item>
        <text:list-item>
          <text:p text:style-name="P48">/etc: Directorio con ficheros de configuración y utilidades del sistema.</text:p>
        </text:list-item>
        <text:list-item>
          <text:p text:style-name="P48">/media: Contiene todas las unidades físicas que tenemos montadas en el sistema.</text:p>
        </text:list-item>
      </text:list>
      <text:p text:style-name="P24"/>
      <text:p text:style-name="P39"><text:span text:style-name="T13">Trayectorias</text:span><text:span text:style-name="T12"> en Linux</text:span></text:p>
      <text:p text:style-name="P25">Los caminos, rutas o trayectorias se dividen en absolutas y relativas. No existe la referencia a ninguna unidad lógica. Las rutas absolutas van desde al raíz asta el propio archivo o directorio.</text:p>
      <text:p text:style-name="P25"/>
      <text:p text:style-name="P7">Metacaracteres en Linux</text:p>
      <text:p text:style-name="P23">Conjunto de caracteres con significado especial para búsqueda o operaciones con archivos.</text:p>
      <text:p text:style-name="P23"/>
      <text:p text:style-name="P37">6.- Ayuda en Linux</text:p>
      <text:p text:style-name="P23"/>
      <text:p text:style-name="P23">Usado en entorno de comandos <text:s/>para obtener ayuda sobre los comandos. Dos formas…</text:p>
      <text:list xml:id="list569054415" text:style-name="L7">
        <text:list-item>
          <text:p text:style-name="P49">Teclear el comando <text:span text:style-name="T14">man</text:span><text:span text:style-name="T15"> seguido de un espacio y el comando a consultar</text:span></text:p>
        </text:list-item>
        <text:list-item>
          <text:p text:style-name="P50">Teclear el comando seguido de un espacio y el comando del que queremos ayuda.</text:p>
        </text:list-item>
      </text:list>
      <text:p text:style-name="P26"/>
      <text:p text:style-name="P38">7.- Operaciones sobre directorios, carpetas y permisos</text:p>
      <text:p text:style-name="P27"/>
      <text:p text:style-name="P27">Estas operaciones tienen son muy similares a las de Windows en entorno gráfico. En entorno de comando pueden variar en cuanto a las ordenes, pero siguen siendo muy parecidas.</text:p>
      <text:p text:style-name="P27"/>
      <text:p text:style-name="P59">8.- Atributos de los directorios o carpetas</text:p>
      <text:p text:style-name="P27"/>
      <text:p text:style-name="P56">En Linux Cada archivo queda identificado por 10 caracteres</text:p>
      <text:p text:style-name="P28">A los 10 caracteres que acompañan a cada archivo y directorio de Linux se le denomina Máscara.</text:p>
      <text:p text:style-name="P29">Esta <text:span text:style-name="T14">Máscara </text:span>representa los permisos que tiene<text:span text:style-name="T16">n</text:span> los usuarios del sistema.</text:p>
      <text:list xml:id="list4119547875" text:style-name="L8">
        <text:list-item>
          <text:p text:style-name="P51">- : <text:span text:style-name="T19">Representa el tipo de archivo</text:span></text:p>
        </text:list-item>
        <text:list-item>
          <text:p text:style-name="P52">r : Permiso de lectura, <text:span text:style-name="T19">permite saber que contiene.</text:span></text:p>
        </text:list-item>
        <text:list-item>
          <text:p text:style-name="P52">w: Permiso de escritura, <text:span text:style-name="T19">permite crear archivos en el directorio</text:span></text:p>
        </text:list-item>
        <text:list-item>
          <text:p text:style-name="P52">x :Permiso de ejecución, <text:span text:style-name="T19">permite ejecutar el directorio y copiar archivos de el</text:span></text:p>
        </text:list-item>
      </text:list>
      <text:p text:style-name="P29"/>
      <text:p text:style-name="P29">Exceptuando el primer carácter, cada grupo de tres caracteres hacen referencia al tipo de operaciones que se pueden realizar por cada tipo de usuario.</text:p>
      <text:list xml:id="list2461231292" text:style-name="L9">
        <text:list-item>
          <text:p text:style-name="P53">Primer carácter: (-) Archivo normal, (d) directorio, (l) Archivo de vinculo</text:p>
        </text:list-item>
        <text:list-item>
          <text:p text:style-name="P53">Primer grupo de 3 caracteres: (u) Propietario</text:p>
        </text:list-item>
        <text:list-item>
          <text:p text:style-name="P53">Segundo grupo de 3 caracteres: (g) Grupo al que pertenece el usuario.</text:p>
        </text:list-item>
        <text:list-item>
          <text:p text:style-name="P53">Tercer grupo de 3 caracteres: (o) Otros usuarios</text:p>
        </text:list-item>
      </text:list>
      <text:p text:style-name="P28"/>
      <text:p text:style-name="P28">Un archivo <text:span text:style-name="T17">o directorio </text:span>de Linux es del usuario que lo creó, <text:span text:style-name="T16">el usuario</text:span> pertenece a un grupo de usuarios <text:span text:style-name="T16">que pueden usar el archivo </text:span><text:span text:style-name="T17">o directorio</text:span> y el archivo o directorio puede ser usado por otros usuarios <text:span text:style-name="T16">que no pertenecen al grupo de usuarios ni son el usuario.</text:span></text:p>
      <text:p text:style-name="P28"/>
      <text:p text:style-name="P30">El administrador del sistema tiene todos los privilegios. El resto de usuarios puede hacer lo que quiera con sus archivos o carpetas, con el resto que no le pertenezcan solo podrá hacer lo que el administrador le tenga asignado.</text:p>
      <text:p text:style-name="P30"/>
      <text:p text:style-name="P30">Con el comando <text:span text:style-name="T14">chmod</text:span> podemos quitar derechos a cada tipo de usuario. <text:span text:style-name="T18">Si no especificamos al usuario se añaden o quitan permisos a todos los usuarios.</text:span></text:p>
      <text:p text:style-name="P30"/>
      <text:p text:style-name="P65">Introducción al sistema operativo</text:p>
      <text:p text:style-name="P66">GNU/Linux – Parte II</text:p>
      <text:p text:style-name="P66"/>
      <text:p text:style-name="P60">1.- Introducción a los archivos</text:p>
      <text:p text:style-name="P60"><text:span text:style-name="T2"/></text:p>
      <text:p text:style-name="P60"><text:span text:style-name="T2">El manejo de los archivos en entorno gráfico es similar a otros sistemas operativos y se pueden realizar prácticamente las mismas operaciones con las carpetas y directorios..</text:span></text:p>
      <text:p text:style-name="P60"><text:span text:style-name="T2">Linux es “</text:span><text:span text:style-name="T7">case sensitive</text:span><text:span text:style-name="T2">” (diferencia mayúsculas y minúsculas) con el nombre de los archivos.</text:span></text:p>
      <text:p text:style-name="P60"><text:span text:style-name="T2">La extensión no es obligatoria.</text:span></text:p>
      <text:p text:style-name="P60"><text:span text:style-name="T2"/></text:p>
      <text:p text:style-name="P61">2.- Tipos de archivos en Linux</text:p>
      <text:p text:style-name="P61"><text:span text:style-name="T2"/></text:p>
      <text:p text:style-name="P61"><text:span text:style-name="T2">Existen 5 tipos de archivos:</text:span></text:p>
      <text:list xml:id="list1302748906" text:style-name="L10">
        <text:list-item>
          <text:p text:style-name="P62"><text:span text:style-name="T2">Ordinarios: Contienen información con la que trabaja el usuario.</text:span></text:p>
        </text:list-item>
        <text:list-item>
          <text:p text:style-name="P62"><text:span text:style-name="T2">Enlaces físicos: Dan acceso al archivo original, permiten modificarlo y trabajar con el.</text:span></text:p>
        </text:list-item>
        <text:list-item>
          <text:p text:style-name="P62"><text:span text:style-name="T2">Enlaces simbólicos: Accesos directos a un archivo.</text:span></text:p>
        </text:list-item>
        <text:list-item>
          <text:p text:style-name="P62"><text:span text:style-name="T2">Directorios: Archivos especiales que contienen otros archivos.</text:span></text:p>
        </text:list-item>
        <text:list-item>
          <text:p text:style-name="P62"><text:span text:style-name="T2">Archivos especiales: Representan dispositivos físicos, se tratan con archivos ordinarios.</text:span></text:p>
        </text:list-item>
      </text:list>
      <text:p text:style-name="P61"><text:span text:style-name="T2"/></text:p>
      <text:p text:style-name="P61">3.- Operaciones con archivos</text:p>
      <text:p text:style-name="P61"><text:span text:style-name="T2"/></text:p>
      <text:p text:style-name="P63"><text:span text:style-name="T2">En entorno gráfico es similar a otros sistemas operativos.</text:span></text:p>
      <text:p text:style-name="P63"><text:span text:style-name="T2">En entorno de comandos tenemos determinadas ordenes:</text:span></text:p>
      <text:list xml:id="list3688914762" text:style-name="L11">
        <text:list-item>
          <text:p text:style-name="P64"><text:span text:style-name="T2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0:15:20.965225171</meta:creation-date>
    <dc:date>2024-04-29T17:15:03.800954884</dc:date>
    <meta:editing-duration>PT1H32M53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4" meta:paragraph-count="102" meta:word-count="1261" meta:character-count="7679" meta:non-whitespace-character-count="6563"/>
  </office:meta>
</office:document-meta>
</file>